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6496d" officeooo:paragraph-rsid="0016496d"/>
    </style:style>
    <style:style style:name="P2" style:family="paragraph" style:parent-style-name="Text_20_body">
      <style:text-properties officeooo:rsid="0017f872" officeooo:paragraph-rsid="0017f872"/>
    </style:style>
    <style:style style:name="P3" style:family="paragraph" style:parent-style-name="Text_20_body">
      <style:text-properties officeooo:rsid="001a2014" officeooo:paragraph-rsid="001a2014"/>
    </style:style>
    <style:style style:name="P4" style:family="paragraph" style:parent-style-name="Text_20_body">
      <style:text-properties officeooo:rsid="001bcb19" officeooo:paragraph-rsid="001bcb19"/>
    </style:style>
    <style:style style:name="P5" style:family="paragraph" style:parent-style-name="Text_20_body">
      <style:text-properties officeooo:rsid="001d57fe" officeooo:paragraph-rsid="001d57fe"/>
    </style:style>
    <style:style style:name="P6" style:family="paragraph" style:parent-style-name="Text_20_body" style:list-style-name="L1">
      <style:text-properties officeooo:rsid="0016496d" officeooo:paragraph-rsid="0016496d"/>
    </style:style>
    <style:style style:name="P7" style:family="paragraph" style:parent-style-name="Heading_20_3">
      <style:text-properties officeooo:rsid="001a2014" officeooo:paragraph-rsid="001a2014"/>
    </style:style>
    <style:style style:name="T1" style:family="text">
      <style:text-properties officeooo:rsid="0016496d"/>
    </style:style>
    <style:style style:name="T2" style:family="text">
      <style:text-properties officeooo:rsid="0017f872"/>
    </style:style>
    <style:style style:name="T3" style:family="text">
      <style:text-properties officeooo:rsid="001bcb19"/>
    </style:style>
    <style:style style:name="T4" style:family="text">
      <style:text-properties officeooo:rsid="001d57fe"/>
    </style:style>
    <style:style style:name="T5" style:family="text">
      <style:text-properties officeooo:rsid="001f50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iclo while</text:h>
      <text:p text:style-name="Text_20_body">Hoy comenzaremos a ver ciclos repetitivos <text:span text:style-name="T1">(bucles)</text:span>.</text:p>
      <text:p text:style-name="Text_20_body">Los ciclos repetitivos son parte de las estructuras básicas de la programacion</text:p>
      <text:p text:style-name="Text_20_body">Dentro de Python vamos a trabajar con 2 <text:span text:style-name="T5">ciclos </text:span>While y For</text:p>
      <text:p text:style-name="Text_20_body">Vamos a comenzar por el ciclo While (mientras)</text:p>
      <text:p text:style-name="Text_20_body">El whil<text:span text:style-name="T1">e</text:span> o “ciclo mientras” es una estructura que se repetirá mientras su condici<text:span text:style-name="T1">ó</text:span>n sea verdadera <text:span text:style-name="T1">o se cumpla.</text:span></text:p>
      <text:p text:style-name="P1">La condición puede ser simple o compuesta, numérica o alfanumerica y puede repetirse </text:p>
      <text:list xml:id="list1078835558" text:style-name="L1">
        <text:list-item>
          <text:p text:style-name="P6">ninguna ves</text:p>
        </text:list-item>
        <text:list-item>
          <text:p text:style-name="P6">una vez</text:p>
        </text:list-item>
        <text:list-item>
          <text:p text:style-name="P6">infinitas veces</text:p>
        </text:list-item>
      </text:list>
      <text:p text:style-name="P1">La estructura del while sera la siguiente:</text:p>
      <text:p text:style-name="P1">while (condición):</text:p>
      <text:p text:style-name="P1"><text:tab/><text:span text:style-name="T2">sentencia 1</text:span></text:p>
      <text:p text:style-name="P1"><text:tab/><text:span text:style-name="T2">sentencia…</text:span></text:p>
      <text:p text:style-name="P1"><text:tab/><text:span text:style-name="T2">sentencia n</text:span></text:p>
      <text:p text:style-name="P2">else:</text:p>
      <text:p text:style-name="P2"><text:tab/>sentencia</text:p>
      <text:p text:style-name="P2">Usualmente la clausula “else” suele no aparecer pero es una estructura válida dentro del bucle while </text:p>
      <text:h text:style-name="Heading_20_2" text:outline-level="2">Instrucciones pass, continue, break</text:h>
      <text:p text:style-name="P3">Si bien las instrucciones de bucle están formuladas como para realizar una serie de repeticiones determinadaa por una condición, existen instrucciones con las que podemos operar con la condición del bucle.</text:p>
      <text:p text:style-name="P3">* Tener en cuenta que como actúan sobre una condición también pueden ser utilizadas con la instrucción condicional (if)</text:p>
      <text:p text:style-name="P3">Este es el caso de estas tres instrucciones presentadas son</text:p>
      <text:h text:style-name="P7" text:outline-level="3"><text:span text:style-name="T4">p</text:span>ass</text:h>
      <text:p text:style-name="P3">Esta instrucción “no hace nada”, pero hay que tener en cuenta que no podemos escribir en Python sentencias con proposiciones que no hagan nada por ello podemos utilizar un pass y completarlas luego</text:p>
      <text:p text:style-name="P3">Veamos un ejemplo:</text:p>
      <text:p text:style-name="P3"><text:soft-page-break/>a=<text:span text:style-name="T3">0</text:span></text:p>
      <text:p text:style-name="P4">while a&lt;=10</text:p>
      <text:p text:style-name="P3"><text:tab/><text:span text:style-name="T3">a +=1</text:span></text:p>
      <text:p text:style-name="P3"><text:tab/>if a==<text:span text:style-name="T3">5</text:span>:</text:p>
      <text:p text:style-name="P3"><text:tab/><text:tab/>else:</text:p>
      <text:p text:style-name="P3"><text:tab/>print (“a no es igual a <text:span text:style-name="T3">5</text:span>)</text:p>
      <text:p text:style-name="P4">print("""No usar pass da un error </text:p>
      <text:p text:style-name="P4">porque la parte verdadera </text:p>
      <text:p text:style-name="P4">del if no puede estar vacía </text:p>
      <text:p text:style-name="P4">utilizar el pass""")</text:p>
      <text:h text:style-name="Heading_20_3" text:outline-level="3">break</text:h>
      <text:p text:style-name="P3">Provoca un corte abrupto del loop, al encontrarse con una instrucción break el bucle para y se pasa a la primer instrucción fuera del mismo</text:p>
      <text:h text:style-name="Heading_20_3" text:outline-level="3">continue</text:h>
      <text:p text:style-name="P5">Esta instrucción provoca un salto al final del grupo pero sin salir del mismo a menos que se cumpla una condición en contrar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8-29T20:05:45.205915294</dc:date>
    <meta:editing-duration>PT5M3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39" meta:word-count="299" meta:character-count="1772" meta:non-whitespace-character-count="1501"/>
  </office:meta>
</office:document-meta>
</file>